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Tuesday, January 01,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become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directly want to look at some example code, then the sample <text:span text:style-name="T3">samples/db1.c</text:span> (or <text:span text:style-name="T3">samples/db6.cpp</text:span>, if you prefer C++) could be interesting for you.</text:p>
      <text:p text:style-name="P1">Creating a new Database is a two-step process. First, we have to allocate a Database handle with <text:span text:style-name="T2">ham_new</text:span>. Secondly, we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he same parameter as you would give <text:span text:style-name="T3">chmod</text:span>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text:soft-page-break/>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text:soft-page-break/>Here is a small snippet to create an In-Memory Database:</text:p>
      <text:p text:style-name="Sourcecode">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text:soft-page-break/>write a callback function and register this function with <text:span text:style-name="T2">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from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For inserting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if you call <text:span text:style-name="T1">ham_close</text:span> while there are still Cursors open, the function will fail with the error code <text:span text:style-name="T1">HAM_DB_NOT_EMPTY</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text:span text:style-name="T1">ham_env_erase_db</text:span>), and you cannot open existing Databases - as soon as you close the Database, it is gone and there'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multiple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if you call <text:span text:style-name="T1">ham_env_close</text:span> while there are still Databases open, the function will fail with error <text:span text:style-name="T1">HAM_ENV_NOT_EMPTY</text:span>.</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samples/env2.c demonstrates how to use duplicate keys to map between customers and orders. </text:p>
      <text:p text:style-name="Text_20_body">The following section gives an overview of how to use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at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You can use it with including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which use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which may give good hints about hamsterdb internals, and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on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1-01T18:19:22</dc:date>
    <meta:editing-cycles>56</meta:editing-cycles>
    <meta:editing-duration>PT5H37M49S</meta:editing-duration>
    <meta:user-defined meta:name="Info 1"/>
    <meta:user-defined meta:name="Info 2"/>
    <meta:user-defined meta:name="Info 3"/>
    <meta:user-defined meta:name="Info 4"/>
    <meta:document-statistic meta:table-count="0" meta:image-count="0" meta:object-count="0" meta:page-count="42" meta:paragraph-count="1461" meta:word-count="18971" meta:character-count="113058"/>
  </office:meta>
</office:document-meta>
</file>